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IRCUMCISION AT LYSTRA (16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IRCUMCISION AT LYSTRA (16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cipient (16:3b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ason (16:1-3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ults (16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ACTS 1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CIRCUMCISION AT LYSTRA (16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ALL AT TROAS (16:6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ALL AT TROAS (16: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pirit tells Paul not to go north or south (16:6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pirit tells Paul to go west (16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6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CIRCUMCISION AT LYSTRA (16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ALL AT TROAS (16:6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CONVERSIONS AT PHILIPPI (16:11-3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CONVERSIONS AT PHILIPPI (16:11-34):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A businesswoman (16:11-15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A businesswoman (16: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place (16:11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erson (16: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proof (16:1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ONVERSIONS AT PHILIPPI (16:11-34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 businesswoman (16:11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 slave girl (16:16-2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 slave girl (16:16-21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demon in this girl (16:16-1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demon in this girl (16:16-17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money it produces through her (16:16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message it proclaims through her (16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 slave girl (16:16-21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emon in this girl (16:16-17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liverance of this girl (16:18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deliverance of this girl (16:18-2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girl is set free (16: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apostles are set upon (16:19-23): Paul and Silas are arrested, beaten, and imprisoned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 slave girl (16:16-21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demon in this girl (16:16-1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deliverance of this girl (16:18-2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CONVERSIONS AT PHILIPPI (16:11-34):<text:s text:c="1"/></text:span><text:span text:style-name="a621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A businesswoman (16:11-1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A slave girl (16:16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A prison guard (16:24-34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 prison guard (16:24-34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is command (16: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is confusion (16:25-2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His confusion (16:25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Because of the singing of the prisoners (16: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Because of the shaking of the prison (16:26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A prison guard (16:24-34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is command (16:2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confusion (16:25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is consternation (16:27-3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consternation (16:27-31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What he assumes (16:27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What he asks (16:28-3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A prison guard (16:24-34)<text:s text:c="1"/></text:span><text:span text:style-name="a702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command (16:24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confusion (16:25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consternation (16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conversion (16:32-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His celebration (16:3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0" draw:style-name="a724" draw:master-page-name="Master1-Layout12-tx-Title-and-Text" presentation:presentation-page-layout-name="Master1-PPL12" draw:id="Slide-275">
        <draw:frame draw:id="id121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THE CONVERSIONS AT PHILIPPI (16:11-34):<text:s text:c="1"/></text:span><text:span text:style-name="a726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A businesswoman (16:11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A slave girl (16:16-21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 prison guard (16:24-3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ACTS 16<text:s text:c="1"/></text:span><text:span text:style-name="a744" text:class-names=""/></text:p>
          </draw:text-box>
          <svg:title/>
          <svg:desc/>
        </draw:frame>
        <draw:frame draw:id="id124" presentation:style-name="a762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IRCUMCISION AT LYSTRA (16:1-5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ALL AT TROAS (16:6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CONVERSIONS AT PHILIPPI (16:11-34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CONSTERNATION AT THE JAILER'S HOUSE (16:35-4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2" draw:style-name="a763" draw:master-page-name="Master1-Layout12-tx-Title-and-Text" presentation:presentation-page-layout-name="Master1-PPL12" draw:id="Slide-277">
        <draw:frame draw:id="id125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THE CONSTERNATION AT THE JAILER'S HOUSE (16:35-40)<text:s text:c="1"/></text:span><text:span text:style-name="a765" text:class-names=""/></text:p>
          </draw:text-box>
          <svg:title/>
          <svg:desc/>
        </draw:frame>
        <draw:frame draw:id="id126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authorities' fear (16:35-39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apostles' freedom (16:40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3" draw:style-name="a778" draw:master-page-name="Master1-Layout12-tx-Title-and-Text" presentation:presentation-page-layout-name="Master1-PPL12" draw:id="Slide-278">
        <draw:frame draw:id="id127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ACTS 16<text:s text:c="1"/></text:span><text:span text:style-name="a780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THE CIRCUMCISION AT LYSTRA (16:1-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CALL AT TROAS (16:6-1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CONVERSIONS AT PHILIPPI (16:11-34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CONSTERNATION AT THE JAILER'S HOUSE (16:35-40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6 </dc:title>
    <meta:initial-creator>David STRICKLAND</meta:initial-creator>
    <dc:creator>David STRICKLAND</dc:creator>
    <meta:creation-date>2020-02-22T19:25:56Z</meta:creation-date>
    <dc:date>2020-02-22T19:25:56Z</dc:date>
    <meta:template xlink:href="BibleStudy" xlink:type="simple"/>
    <meta:editing-cycles>1</meta:editing-cycles>
    <meta:editing-duration>PT0S</meta:editing-duration>
    <meta:document-statistic meta:paragraph-count="79" meta:word-count="567"/>
  </office:meta>
</office:document-meta>
</file>